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e4f2" officeooo:paragraph-rsid="0018e4f2"/>
    </style:style>
    <style:style style:name="P2" style:family="paragraph" style:parent-style-name="Standard">
      <style:text-properties officeooo:rsid="0018e4f2" officeooo:paragraph-rsid="00205c9f"/>
    </style:style>
    <style:style style:name="P3" style:family="paragraph" style:parent-style-name="Standard">
      <style:text-properties officeooo:rsid="0018e4f2" officeooo:paragraph-rsid="00209656"/>
    </style:style>
    <style:style style:name="P4" style:family="paragraph" style:parent-style-name="Standard">
      <style:text-properties officeooo:rsid="0018e4f2" officeooo:paragraph-rsid="002003a6"/>
    </style:style>
    <style:style style:name="P5" style:family="paragraph" style:parent-style-name="Standard">
      <style:text-properties officeooo:rsid="001adb0b" officeooo:paragraph-rsid="001adb0b"/>
    </style:style>
    <style:style style:name="P6" style:family="paragraph" style:parent-style-name="Standard">
      <style:text-properties officeooo:rsid="001adb0b" officeooo:paragraph-rsid="00209656"/>
    </style:style>
    <style:style style:name="P7" style:family="paragraph" style:parent-style-name="Standard">
      <style:text-properties officeooo:rsid="001e2d3e" officeooo:paragraph-rsid="001e2d3e"/>
    </style:style>
    <style:style style:name="P8" style:family="paragraph" style:parent-style-name="Standard">
      <style:text-properties officeooo:rsid="002210d9" officeooo:paragraph-rsid="002210d9"/>
    </style:style>
    <style:style style:name="P9" style:family="paragraph" style:parent-style-name="Standard">
      <style:text-properties officeooo:rsid="00227a43" officeooo:paragraph-rsid="00227a43"/>
    </style:style>
    <style:style style:name="P10" style:family="paragraph" style:parent-style-name="Standard">
      <style:text-properties officeooo:rsid="00244538" officeooo:paragraph-rsid="00244538"/>
    </style:style>
    <style:style style:name="P11" style:family="paragraph" style:parent-style-name="Standard">
      <style:text-properties officeooo:rsid="0025d9a4" officeooo:paragraph-rsid="0025d9a4"/>
    </style:style>
    <style:style style:name="P12" style:family="paragraph" style:parent-style-name="Standard">
      <style:text-properties officeooo:rsid="0026410d" officeooo:paragraph-rsid="0026410d"/>
    </style:style>
    <style:style style:name="P13" style:family="paragraph" style:parent-style-name="Standard">
      <style:text-properties officeooo:rsid="00285046" officeooo:paragraph-rsid="00285046"/>
    </style:style>
    <style:style style:name="P14" style:family="paragraph" style:parent-style-name="Standard">
      <style:text-properties officeooo:rsid="002aa032" officeooo:paragraph-rsid="002aa032"/>
    </style:style>
    <style:style style:name="P15" style:family="paragraph" style:parent-style-name="Standard">
      <style:text-properties officeooo:rsid="0018e4f2" officeooo:paragraph-rsid="00209656"/>
    </style:style>
    <style:style style:name="P16" style:family="paragraph" style:parent-style-name="Standard">
      <style:text-properties officeooo:rsid="0018e4f2" officeooo:paragraph-rsid="0018e4f2"/>
    </style:style>
    <style:style style:name="P17" style:family="paragraph" style:parent-style-name="Standard">
      <style:text-properties officeooo:rsid="001adc76" officeooo:paragraph-rsid="00209656"/>
    </style:style>
    <style:style style:name="T1" style:family="text">
      <style:text-properties officeooo:rsid="001adb0b"/>
    </style:style>
    <style:style style:name="T2" style:family="text">
      <style:text-properties officeooo:rsid="001c7880"/>
    </style:style>
    <style:style style:name="T3" style:family="text">
      <style:text-properties officeooo:rsid="0018e4f2"/>
    </style:style>
    <style:style style:name="T4" style:family="text">
      <style:text-properties officeooo:rsid="002003a6"/>
    </style:style>
    <style:style style:name="T5" style:family="text">
      <style:text-properties officeooo:rsid="00205c9f"/>
    </style:style>
    <style:style style:name="T6" style:family="text">
      <style:text-properties officeooo:rsid="00209656"/>
    </style:style>
    <style:style style:name="T7" style:family="text">
      <style:text-properties officeooo:rsid="00233515"/>
    </style:style>
    <style:style style:name="T8" style:family="text">
      <style:text-properties officeooo:rsid="0028d6d2"/>
    </style:style>
    <style:style style:name="T9" style:family="text">
      <style:text-properties officeooo:rsid="002aa31c"/>
    </style:style>
    <style:style style:name="T10" style:family="text">
      <style:text-properties officeooo:rsid="002c4ea4"/>
    </style:style>
    <style:style style:name="T11" style:family="text">
      <style:text-properties officeooo:rsid="002c58f8"/>
    </style:style>
    <style:style style:name="T12" style:family="text">
      <style:text-properties officeooo:rsid="002dfd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ganization of Web S<text:span text:style-name="T2">tore</text:span> Data</text:p>
      <text:p text:style-name="P1"/>
      <text:p text:style-name="P1">prs: {</text:p>
      <text:p text:style-name="P1"><text:tab/>email: &lt;str&gt;</text:p>
      <text:p text:style-name="P1"><text:tab/>first: &lt;str&gt;</text:p>
      <text:p text:style-name="P1"><text:tab/>last: &lt;str&gt;</text:p>
      <text:p text:style-name="P1"><text:tab/>id: &lt;int&gt;</text:p>
      <text:p text:style-name="P1"><text:tab/><text:span text:style-name="T4">myTeams: [&lt;int&gt;, &lt;int&gt;, …] <text:s/>// Ids of my teams. <text:s/>Consult store.teams for info</text:span></text:p>
      <text:p text:style-name="P2"><text:tab/><text:span text:style-name="T5">myCmps:[&lt;int&gt;, &lt;int&gt;, …] <text:s text:c="2"/>// Ids of my teams. <text:s/>Consult store.cmps for info</text:span></text:p>
      <text:p text:style-name="P1">}</text:p>
      <text:p text:style-name="P1"/>
      <text:p text:style-name="P3">// <text:span text:style-name="T6">Master copy of all known teams, at whatever detail they’ve been loaded thus far</text:span></text:p>
      <text:p text:style-name="P3">teams: <text:span text:style-name="T1">{</text:span></text:p>
      <text:p text:style-name="P3"><text:tab/><text:span text:style-name="T1">id: {</text:span></text:p>
      <text:p text:style-name="P3"><text:s text:c="23"/><text:span text:style-name="T11">id: &lt;int&gt;</text:span></text:p>
      <text:p text:style-name="P3"><text:tab/><text:tab/><text:span text:style-name="T1">name: &lt;str&gt;</text:span></text:p>
      <text:p text:style-name="P3"><text:tab/><text:tab/><text:span text:style-name="T1">mmbs: {</text:span></text:p>
      <text:p text:style-name="P3"><text:tab/><text:tab/><text:tab/><text:span text:style-name="T1">id: {</text:span></text:p>
      <text:p text:style-name="P3"><text:tab/><text:tab/><text:tab/><text:tab/><text:span text:style-name="T1">firstName: &lt;str&gt;</text:span></text:p>
      <text:p text:style-name="P3"><text:tab/><text:tab/><text:tab/><text:tab/><text:span text:style-name="T1">lastName: &lt;str&gt;</text:span></text:p>
      <text:p text:style-name="P3"><text:tab/><text:tab/><text:tab/><text:tab/><text:span text:style-name="T1">email: &lt;str&gt;</text:span></text:p>
      <text:p text:style-name="P3"><text:tab/><text:tab/><text:tab/><text:span text:style-name="T1">}</text:span></text:p>
      <text:p text:style-name="P3"><text:tab/><text:tab/><text:tab/>...</text:p>
      <text:p text:style-name="P3"><text:tab/><text:tab/><text:span text:style-name="T1">}</text:span></text:p>
      <text:p text:style-name="P3"><text:s text:c="24"/><text:span text:style-name="T11">bestScore: &lt;number&gt;</text:span></text:p>
      <text:p text:style-name="P3"><text:tab/><text:tab/><text:span text:style-name="T1">leadId: &lt;int&gt; <text:s text:c="5"/>// ID of team lead</text:span></text:p>
      <text:p text:style-name="P17"><text:tab/><text:tab/>toggled: &lt;bool&gt; <text:s/>// <text:span text:style-name="T10">Is team expanded in display?</text:span></text:p>
      <text:p text:style-name="P17"><text:s text:c="23"/><text:span text:style-name="T11">canSubmit: &lt;bool&gt;</text:span></text:p>
      <text:p text:style-name="P17"><text:s text:c="23"/><text:span text:style-name="T11">cmpId: &lt;int&gt;</text:span></text:p>
      <text:p text:style-name="P3"><text:tab/><text:span text:style-name="T1">}</text:span></text:p>
      <text:p text:style-name="P3"><text:tab/>...</text:p>
      <text:p text:style-name="P6">}</text:p>
      <text:p text:style-name="P3"/>
      <text:p text:style-name="P3">// <text:span text:style-name="T10">Copy of all currently loaded competition types, for reference from cmps.</text:span></text:p>
      <text:p text:style-name="P11">ctps:{</text:p>
      <text:p text:style-name="P11"><text:tab/>id: {</text:p>
      <text:p text:style-name="P11"><text:tab/><text:tab/>name: &lt;str&gt;</text:p>
      <text:p text:style-name="P11"><text:tab/><text:tab/>description: &lt;str&gt;</text:p>
      <text:p text:style-name="P11"><text:tab/><text:tab/>tutorial: &lt;str&gt;</text:p>
      <text:p text:style-name="P11"><text:tab/><text:tab/>prmSchema: &lt;str&gt;</text:p>
      <text:p text:style-name="P11"><text:tab/>}</text:p>
      <text:p text:style-name="P11">}</text:p>
      <text:p text:style-name="P3"/>
      <text:p text:style-name="P3">// <text:span text:style-name="T10">All currently loaded competitions.</text:span></text:p>
      <text:p text:style-name="P3"><text:span text:style-name="T1">c</text:span>mps: {</text:p>
      <text:p text:style-name="P1"><text:tab/>id: {</text:p>
      <text:p text:style-name="P1"><text:s text:c="24"/><text:span text:style-name="T12">id: &lt;int&gt;</text:span></text:p>
      <text:p text:style-name="P1"><text:tab/><text:tab/><text:span text:style-name="T12">title</text:span>: &lt;str&gt;</text:p>
      <text:p text:style-name="P1"><text:s text:c="24"/><text:span text:style-name="T12">ctpId: &lt;int&gt; <text:s text:c="11"/>// ID of Competition type</text:span></text:p>
      <text:p text:style-name="P1"><text:soft-page-break/><text:s text:c="24"/><text:span text:style-name="T12">ownerid: &lt;int&gt;</text:span></text:p>
      <text:p text:style-name="P1"><text:tab/><text:tab/><text:span text:style-name="T8">description: &lt;str&gt; </text:span></text:p>
      <text:p text:style-name="P1"><text:tab/><text:tab/><text:span text:style-name="T8">prms: &lt;str&gt; <text:s text:c="20"/>// JSON <text:s/>parameter string conforming to prmSchema from ctp</text:span></text:p>
      <text:p text:style-name="P1"><text:s text:c="24"/><text:span text:style-name="T12">curTeamId: &lt;int&gt; <text:s text:c="11"/>// ID of team presently able to submit</text:span></text:p>
      <text:p text:style-name="P1"><text:s text:c="24"/><text:span text:style-name="T12">joined: &lt;boolean&gt; <text:s text:c="10"/>// Current user is on a team for this competition</text:span></text:p>
      <text:p text:style-name="P1"><text:s text:c="24"/><text:span text:style-name="T12">rules: &lt;0 ior 1&gt; <text:s text:c="14"/>// (0 standard</text:span></text:p>
      <text:p text:style-name="P4"><text:tab/><text:tab/><text:span text:style-name="T4">cmpTeams: [&lt;int&gt;, &lt;int&gt;, …] //Ids of participating teams.</text:span></text:p>
      <text:p text:style-name="P1"><text:tab/>}</text:p>
      <text:p text:style-name="P1"><text:tab/>...</text:p>
      <text:p text:style-name="P1">}</text:p>
      <text:p text:style-name="P1"/>
      <text:p text:style-name="P14">sbms: {</text:p>
      <text:p text:style-name="P14"><text:tab/>ctpName: &lt;str&gt; (e.g. “LandGrab”)</text:p>
      <text:p text:style-name="P14"/>
      <text:p text:style-name="P14"><text:tab/>current: {</text:p>
      <text:p text:style-name="P14"><text:tab/><text:tab/>id: &lt;int&gt;,</text:p>
      <text:p text:style-name="P14"><text:tab/><text:tab/>cmpId: &lt;int&gt;,</text:p>
      <text:p text:style-name="P14"><text:tab/><text:tab/>teamId: &lt;int&gt;,</text:p>
      <text:p text:style-name="P14"><text:tab/><text:tab/>time: &lt;str&gt;,</text:p>
      <text:p text:style-name="P14"><text:tab/><text:tab/>score: &lt;num&gt;,</text:p>
      <text:p text:style-name="P14"><text:tab/><text:tab/>content: &lt;JSON str&gt;,</text:p>
      <text:p text:style-name="P14"><text:tab/><text:tab/><text:span text:style-name="T9">testResult</text:span>: &lt;JSON str&gt;,</text:p>
      <text:p text:style-name="P14"><text:tab/><text:tab/>practiceRun: 0/1</text:p>
      <text:p text:style-name="P14"><text:tab/>}</text:p>
      <text:p text:style-name="P14"/>
      <text:p text:style-name="P14"><text:tab/>history: [ &lt;like current, but historical in descending chrono order&gt; ] {</text:p>
      <text:p text:style-name="P14">}</text:p>
      <text:p text:style-name="P1"/>
      <text:p text:style-name="P1">results: <text:span text:style-name="T1">{</text:span></text:p>
      <text:p text:style-name="P1"><text:tab/><text:span text:style-name="T1">id: {</text:span></text:p>
      <text:p text:style-name="P1"><text:tab/><text:tab/><text:span text:style-name="T1">content: </text:span></text:p>
      <text:p text:style-name="P1"><text:tab/><text:tab/><text:span text:style-name="T1">response:</text:span></text:p>
      <text:p text:style-name="P1"><text:tab/><text:span text:style-name="T1">}</text:span></text:p>
      <text:p text:style-name="P1"><text:tab/>...</text:p>
      <text:p text:style-name="P5">}</text:p>
      <text:p text:style-name="P5"/>
      <text:p text:style-name="P7">updateTimes: {</text:p>
      <text:p text:style-name="P7"><text:tab/>teams: &lt;date&gt;</text:p>
      <text:p text:style-name="P7"><text:tab/><text:span text:style-name="T3">prs: </text:span>&lt;date&gt;</text:p>
      <text:p text:style-name="P13"><text:tab/>cmps: &lt;date&gt;</text:p>
      <text:p text:style-name="P7"><text:tab/><text:span text:style-name="T3">myCmps:</text:span>&lt;date&gt;</text:p>
      <text:p text:style-name="P7"><text:tab/><text:span text:style-name="T3">results: </text:span>&lt;date&gt;</text:p>
      <text:p text:style-name="P7">}</text:p>
      <text:p text:style-name="P7"/>
      <text:p text:style-name="P8">Actions:</text:p>
      <text:p text:style-name="P8">GET_MY_TEAMS</text:p>
      <text:p text:style-name="P8">GET_TEAM_MMBS</text:p>
      <text:p text:style-name="P8">ADD_TEAM</text:p>
      <text:p text:style-name="P10">ADD_TEAM_MMB</text:p>
      <text:p text:style-name="P8"><text:soft-page-break/>PUT_TEAM</text:p>
      <text:p text:style-name="P8">DEL_TEAM</text:p>
      <text:p text:style-name="P8">GET_CMP_TEAMS</text:p>
      <text:p text:style-name="P8"/>
      <text:p text:style-name="P8">SIGN_IN</text:p>
      <text:p text:style-name="P8">SIGN_OUT</text:p>
      <text:p text:style-name="P8"/>
      <text:p text:style-name="P8">GET_CMPS gets all current competitions, mine or others</text:p>
      <text:p text:style-name="P9">GET_MY_CMPS <text:span text:style-name="T7">gets cmps for just the current Prs</text:span></text:p>
      <text:p text:style-name="P8">ADD_CMP</text:p>
      <text:p text:style-name="P8">PUT_CMP</text:p>
      <text:p text:style-name="P8"/>
      <text:p text:style-name="P12">GET_CTP gets a single CTP based on id passed </text:p>
      <text:p text:style-name="P12">GET_CTPS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0:33:42.162139553</meta:creation-date>
    <dc:date>2018-10-24T14:14:55.658253528</dc:date>
    <meta:editing-duration>PT21H11M37S</meta:editing-duration>
    <meta:editing-cycles>18</meta:editing-cycles>
    <meta:generator>LibreOffice/5.4.6.2$Linux_X86_64 LibreOffice_project/40m0$Build-2</meta:generator>
    <meta:document-statistic meta:table-count="0" meta:image-count="0" meta:object-count="0" meta:page-count="3" meta:paragraph-count="99" meta:word-count="300" meta:character-count="2141" meta:non-whitespace-character-count="1529"/>
  </office:meta>
</office:document-meta>
</file>